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9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6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2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2-01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2-0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8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4796" calcext:value-type="float">
            <text:p>4.8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68461538462" calcext:value-type="float">
            <text:p>5.00868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29514285714" calcext:value-type="float">
            <text:p>5.1372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21571428571" calcext:value-type="float">
            <text:p>4.93721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276327272727" calcext:value-type="float">
            <text:p>5.5527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73295" calcext:value-type="float">
            <text:p>5.557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056" calcext:value-type="float">
            <text:p>5.5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64304" calcext:value-type="float">
            <text:p>4.25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85341935484" calcext:value-type="float">
            <text:p>4.357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4672" calcext:value-type="float">
            <text:p>4.39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37238709677" calcext:value-type="float">
            <text:p>4.2453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37268965517" calcext:value-type="float">
            <text:p>4.36137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87716129032" calcext:value-type="float">
            <text:p>4.3388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60490322581" calcext:value-type="float">
            <text:p>4.618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0964" calcext:value-type="float">
            <text:p>4.50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27587096774" calcext:value-type="float">
            <text:p>4.960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426" calcext:value-type="float">
            <text:p>5.948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58451612903" calcext:value-type="float">
            <text:p>5.4755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28051612903" calcext:value-type="float">
            <text:p>4.567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044" calcext:value-type="float">
            <text:p>4.03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39006451613" calcext:value-type="float">
            <text:p>4.0303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4044" calcext:value-type="float">
            <text:p>4.175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64051612903" calcext:value-type="float">
            <text:p>4.399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94628571429" calcext:value-type="float">
            <text:p>4.3599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293135483871" calcext:value-type="float">
            <text:p>4.452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66658064516" calcext:value-type="float">
            <text:p>4.755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2272" calcext:value-type="float">
            <text:p>4.89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72180645161" calcext:value-type="float">
            <text:p>5.3327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454" calcext:value-type="float">
            <text:p>5.791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53333333333" calcext:value-type="float">
            <text:p>6.5955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167974193548" calcext:value-type="float">
            <text:p>5.991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9536" calcext:value-type="float">
            <text:p>5.16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85625806452" calcext:value-type="float">
            <text:p>4.7738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502" calcext:value-type="float">
            <text:p>4.651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583406451613" calcext:value-type="float">
            <text:p>4.9158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36371428571" calcext:value-type="float">
            <text:p>5.7403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53135483871" calcext:value-type="float">
            <text:p>6.2055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39303225807" calcext:value-type="float">
            <text:p>6.2663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96752" calcext:value-type="float">
            <text:p>6.18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92670967742" calcext:value-type="float">
            <text:p>6.369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2272" calcext:value-type="float">
            <text:p>7.05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0335483871" calcext:value-type="float">
            <text:p>6.85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79148387097" calcext:value-type="float">
            <text:p>6.295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3092" calcext:value-type="float">
            <text:p>4.91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8815483871" calcext:value-type="float">
            <text:p>4.115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6824" calcext:value-type="float">
            <text:p>4.74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1483870968" calcext:value-type="float">
            <text:p>5.2364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59371428572" calcext:value-type="float">
            <text:p>5.29459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47122580645" calcext:value-type="float">
            <text:p>5.048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34012903226" calcext:value-type="float">
            <text:p>5.302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52288" calcext:value-type="float">
            <text:p>5.61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87458064516" calcext:value-type="float">
            <text:p>5.276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3544" calcext:value-type="float">
            <text:p>5.17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32496551724" calcext:value-type="float">
            <text:p>5.29332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08877419355" calcext:value-type="float">
            <text:p>5.9090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60069565217" calcext:value-type="float">
            <text:p>5.551600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24825806452" calcext:value-type="float">
            <text:p>4.4812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1688" calcext:value-type="float">
            <text:p>4.75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00903225807" calcext:value-type="float">
            <text:p>4.7180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200855172414" calcext:value-type="float">
            <text:p>4.9820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62838709678" calcext:value-type="float">
            <text:p>4.38862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93393548387" calcext:value-type="float">
            <text:p>4.6579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5944" calcext:value-type="float">
            <text:p>5.69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272051612903" calcext:value-type="float">
            <text:p>6.182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9136" calcext:value-type="float">
            <text:p>6.36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12038709677" calcext:value-type="float">
            <text:p>5.6581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37290322581" calcext:value-type="float">
            <text:p>4.667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3504" calcext:value-type="float">
            <text:p>4.6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23896774194" calcext:value-type="float">
            <text:p>4.886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3664" calcext:value-type="float">
            <text:p>4.7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61058064516" calcext:value-type="float">
            <text:p>4.688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03523076923" calcext:value-type="float">
            <text:p>5.44003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815169230769" calcext:value-type="float">
            <text:p>5.25815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63968" calcext:value-type="float">
            <text:p>5.81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497135483871" calcext:value-type="float">
            <text:p>5.534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1864" calcext:value-type="float">
            <text:p>6.11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99496774194" calcext:value-type="float">
            <text:p>6.3629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964" calcext:value-type="float">
            <text:p>5.0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4252" calcext:value-type="float">
            <text:p>5.0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16516129032" calcext:value-type="float">
            <text:p>4.7381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2264" calcext:value-type="float">
            <text:p>4.91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528973913044" calcext:value-type="float">
            <text:p>5.515289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27171428572" calcext:value-type="float">
            <text:p>5.76627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782215384615" calcext:value-type="float">
            <text:p>5.31782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602425806452" calcext:value-type="float">
            <text:p>5.356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7264" calcext:value-type="float">
            <text:p>5.86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5855483871" calcext:value-type="float">
            <text:p>6.319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968" calcext:value-type="float">
            <text:p>6.7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62696774194" calcext:value-type="float">
            <text:p>6.0856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09548387097" calcext:value-type="float">
            <text:p>6.442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74270967742" calcext:value-type="float">
            <text:p>4.5167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4496" calcext:value-type="float">
            <text:p>4.8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906" calcext:value-type="float">
            <text:p>4.96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11638709677" calcext:value-type="float">
            <text:p>5.6261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77187096774" calcext:value-type="float">
            <text:p>6.2617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3048" calcext:value-type="float">
            <text:p>6.3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99922580645" calcext:value-type="float">
            <text:p>6.605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6064" calcext:value-type="float">
            <text:p>7.1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62090322581" calcext:value-type="float">
            <text:p>7.7946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25109677419" calcext:value-type="float">
            <text:p>8.326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9336" calcext:value-type="float">
            <text:p>7.5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826116129032" calcext:value-type="float">
            <text:p>6.268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986" calcext:value-type="float">
            <text:p>5.22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71716129032" calcext:value-type="float">
            <text:p>4.963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96910344828" calcext:value-type="float">
            <text:p>5.0079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92971428571" calcext:value-type="float">
            <text:p>4.9349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88129032258" calcext:value-type="float">
            <text:p>4.666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12872" calcext:value-type="float">
            <text:p>5.37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37032258065" calcext:value-type="float">
            <text:p>5.986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4496" calcext:value-type="float">
            <text:p>6.21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539225806452" calcext:value-type="float">
            <text:p>6.395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1735483871" calcext:value-type="float">
            <text:p>6.0711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1327" calcext:value-type="float">
            <text:p>4.521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88103225806" calcext:value-type="float">
            <text:p>4.0748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4632" calcext:value-type="float">
            <text:p>4.36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07458064516" calcext:value-type="float">
            <text:p>4.5910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33771428572" calcext:value-type="float">
            <text:p>5.5323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73148387097" calcext:value-type="float">
            <text:p>5.8157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81780645161" calcext:value-type="float">
            <text:p>5.719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5824516129" calcext:value-type="float">
            <text:p>5.692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7984" calcext:value-type="float">
            <text:p>5.9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59612903226" calcext:value-type="float">
            <text:p>6.207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17312" calcext:value-type="float">
            <text:p>5.6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21419354839" calcext:value-type="float">
            <text:p>4.4422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6512" calcext:value-type="float">
            <text:p>4.47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91617391304" calcext:value-type="float">
            <text:p>4.563916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85228571429" calcext:value-type="float">
            <text:p>4.7508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14304" calcext:value-type="float">
            <text:p>4.68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01955555556" calcext:value-type="float">
            <text:p>4.67201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19420689655" calcext:value-type="float">
            <text:p>5.5871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9272" calcext:value-type="float">
            <text:p>6.17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48490322581" calcext:value-type="float">
            <text:p>6.3254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97780645161" calcext:value-type="float">
            <text:p>6.237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01072" calcext:value-type="float">
            <text:p>4.8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31393548387" calcext:value-type="float">
            <text:p>4.2693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7872" calcext:value-type="float">
            <text:p>4.5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63458064516" calcext:value-type="float">
            <text:p>4.880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80171428571" calcext:value-type="float">
            <text:p>5.0538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8077419355" calcext:value-type="float">
            <text:p>5.6164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4404" calcext:value-type="float">
            <text:p>5.733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44774193548" calcext:value-type="float">
            <text:p>5.659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7808" calcext:value-type="float">
            <text:p>5.5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59561290323" calcext:value-type="float">
            <text:p>5.7855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50112" calcext:value-type="float">
            <text:p>5.1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42023529412" calcext:value-type="float">
            <text:p>4.348420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923623529412" calcext:value-type="float">
            <text:p>4.019236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015885714286" calcext:value-type="float">
            <text:p>4.2101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46295652174" calcext:value-type="float">
            <text:p>4.681462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71174193548" calcext:value-type="float">
            <text:p>5.1047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46529032258" calcext:value-type="float">
            <text:p>5.148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716" calcext:value-type="float">
            <text:p>5.85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61083870968" calcext:value-type="float">
            <text:p>6.042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6144" calcext:value-type="float">
            <text:p>6.49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67096774194" calcext:value-type="float">
            <text:p>7.199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58916129032" calcext:value-type="float">
            <text:p>6.6065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9392" calcext:value-type="float">
            <text:p>6.39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94890322581" calcext:value-type="float">
            <text:p>4.703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5904" calcext:value-type="float">
            <text:p>4.77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44541935484" calcext:value-type="float">
            <text:p>4.903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412828571429" calcext:value-type="float">
            <text:p>5.0541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79329032258" calcext:value-type="float">
            <text:p>4.7247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24064516129" calcext:value-type="float">
            <text:p>4.9242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4592" calcext:value-type="float">
            <text:p>5.09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7744516129" calcext:value-type="float">
            <text:p>5.704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8304" calcext:value-type="float">
            <text:p>6.05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56516129032" calcext:value-type="float">
            <text:p>6.414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65032258065" calcext:value-type="float">
            <text:p>6.3216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2192" calcext:value-type="float">
            <text:p>5.97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82890322581" calcext:value-type="float">
            <text:p>4.886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0416" calcext:value-type="float">
            <text:p>5.23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25729032258" calcext:value-type="float">
            <text:p>5.0082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46457142857" calcext:value-type="float">
            <text:p>5.2954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01006451613" calcext:value-type="float">
            <text:p>5.562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750993548387" calcext:value-type="float">
            <text:p>5.8375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7488" calcext:value-type="float">
            <text:p>5.96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180103225807" calcext:value-type="float">
            <text:p>6.1018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3496" calcext:value-type="float">
            <text:p>6.3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15819354839" calcext:value-type="float">
            <text:p>6.6611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39329032258" calcext:value-type="float">
            <text:p>6.096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0032" calcext:value-type="float">
            <text:p>6.14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36129032258" calcext:value-type="float">
            <text:p>5.078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2024" calcext:value-type="float">
            <text:p>4.9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83535483871" calcext:value-type="float">
            <text:p>5.208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33028571429" calcext:value-type="float">
            <text:p>4.7653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18657142857" calcext:value-type="float">
            <text:p>4.97618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01058064516" calcext:value-type="float">
            <text:p>6.365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8928" calcext:value-type="float">
            <text:p>6.48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86941935484" calcext:value-type="float">
            <text:p>6.390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94141935484" calcext:value-type="float">
            <text:p>6.204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4464" calcext:value-type="float">
            <text:p>5.4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62116129032" calcext:value-type="float">
            <text:p>4.957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094434782609" calcext:value-type="float">
            <text:p>5.070944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73341935484" calcext:value-type="float">
            <text:p>4.921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50206896552" calcext:value-type="float">
            <text:p>5.1075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47776" calcext:value-type="float">
            <text:p>5.08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2096" calcext:value-type="float">
            <text:p>5.1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2387368421" calcext:value-type="float">
            <text:p>5.37923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1857" calcext:value-type="float">
            <text:p>4.951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01295483871" calcext:value-type="float">
            <text:p>6.100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20903225806" calcext:value-type="float">
            <text:p>6.3182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40848" calcext:value-type="float">
            <text:p>4.84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93935483871" calcext:value-type="float">
            <text:p>4.5169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21152" calcext:value-type="float">
            <text:p>5.39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46372173913" calcext:value-type="float">
            <text:p>5.16463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25771428571" calcext:value-type="float">
            <text:p>5.2732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73109677419" calcext:value-type="float">
            <text:p>5.308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0464516129" calcext:value-type="float">
            <text:p>5.595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0216" calcext:value-type="float">
            <text:p>5.9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89883870968" calcext:value-type="float">
            <text:p>6.0608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73816" calcext:value-type="float">
            <text:p>6.1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476774193548" calcext:value-type="float">
            <text:p>6.3147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127" calcext:value-type="float">
            <text:p>6.3501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7576" calcext:value-type="float">
            <text:p>4.6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33806451613" calcext:value-type="float">
            <text:p>3.995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4624" calcext:value-type="float">
            <text:p>4.63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408180645161" calcext:value-type="float">
            <text:p>4.7840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294057142857" calcext:value-type="float">
            <text:p>4.9129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561" calcext:value-type="float">
            <text:p>4.869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76512" calcext:value-type="float">
            <text:p>6.060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888" calcext:value-type="float">
            <text:p>6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3392" calcext:value-type="float">
            <text:p>5.02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82761290323" calcext:value-type="float">
            <text:p>4.974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9896" calcext:value-type="float">
            <text:p>4.81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75277419355" calcext:value-type="float">
            <text:p>4.7447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461476923077" calcext:value-type="float">
            <text:p>5.09461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842147368421" calcext:value-type="float">
            <text:p>5.738421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3312" calcext:value-type="float">
            <text:p>5.97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33858064516" calcext:value-type="float">
            <text:p>6.322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5824" calcext:value-type="float">
            <text:p>6.4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064387096774" calcext:value-type="float">
            <text:p>6.380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61496774194" calcext:value-type="float">
            <text:p>6.370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46685714286" calcext:value-type="float">
            <text:p>5.5314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988722580645" calcext:value-type="float">
            <text:p>5.709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1002" calcext:value-type="float">
            <text:p>5.731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47779310345" calcext:value-type="float">
            <text:p>6.64747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180051612903" calcext:value-type="float">
            <text:p>6.4418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28361290323" calcext:value-type="float">
            <text:p>5.5752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9416" calcext:value-type="float">
            <text:p>4.68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10709677419" calcext:value-type="float">
            <text:p>4.507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6192" calcext:value-type="float">
            <text:p>4.47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01470967742" calcext:value-type="float">
            <text:p>4.7880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99542857143" calcext:value-type="float">
            <text:p>4.4809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22632258065" calcext:value-type="float">
            <text:p>4.834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17866666667" calcext:value-type="float">
            <text:p>5.1971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61187096774" calcext:value-type="float">
            <text:p>4.981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5896" calcext:value-type="float">
            <text:p>4.53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28825806452" calcext:value-type="float">
            <text:p>4.420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1008" calcext:value-type="float">
            <text:p>4.33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72129032258" calcext:value-type="float">
            <text:p>4.529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24457142857" calcext:value-type="float">
            <text:p>5.0592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62890322581" calcext:value-type="float">
            <text:p>5.191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2255483871" calcext:value-type="float">
            <text:p>5.725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3032" calcext:value-type="float">
            <text:p>5.88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58374193548" calcext:value-type="float">
            <text:p>5.985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7288" calcext:value-type="float">
            <text:p>5.93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06374193548" calcext:value-type="float">
            <text:p>6.0160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92593548387" calcext:value-type="float">
            <text:p>5.355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2856" calcext:value-type="float">
            <text:p>4.39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46451612903" calcext:value-type="float">
            <text:p>4.515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5424" calcext:value-type="float">
            <text:p>4.39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71483870968" calcext:value-type="float">
            <text:p>4.207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95914285714" calcext:value-type="float">
            <text:p>4.7349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79896774194" calcext:value-type="float">
            <text:p>4.7947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29788235294" calcext:value-type="float">
            <text:p>5.319297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248654545455" calcext:value-type="float">
            <text:p>5.83248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031483870968" calcext:value-type="float">
            <text:p>5.960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2696" calcext:value-type="float">
            <text:p>5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59406451613" calcext:value-type="float">
            <text:p>4.9005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5752" calcext:value-type="float">
            <text:p>4.11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99251612903" calcext:value-type="float">
            <text:p>4.167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91544" calcext:value-type="float">
            <text:p>4.9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987122580645" calcext:value-type="float">
            <text:p>4.819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324" calcext:value-type="float">
            <text:p>4.8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293651612903" calcext:value-type="float">
            <text:p>4.8629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13083870968" calcext:value-type="float">
            <text:p>4.8691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42776" calcext:value-type="float">
            <text:p>4.9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97367741935" calcext:value-type="float">
            <text:p>5.9099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82683870968" calcext:value-type="float">
            <text:p>5.8658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78577777778" calcext:value-type="float">
            <text:p>6.00478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2064" calcext:value-type="float">
            <text:p>5.3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00077419355" calcext:value-type="float">
            <text:p>4.4430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1512" calcext:value-type="float">
            <text:p>4.28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74666666667" calcext:value-type="float">
            <text:p>4.5347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26713043478" calcext:value-type="float">
            <text:p>4.920267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16774193548" calcext:value-type="float">
            <text:p>4.943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27406451613" calcext:value-type="float">
            <text:p>5.0072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5176" calcext:value-type="float">
            <text:p>4.47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06864516129" calcext:value-type="float">
            <text:p>4.310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49696" calcext:value-type="float">
            <text:p>4.25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174" calcext:value-type="float">
            <text:p>4.82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92184615385" calcext:value-type="float">
            <text:p>4.4449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53142857143" calcext:value-type="float">
            <text:p>5.7215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34064516129" calcext:value-type="float">
            <text:p>5.724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54008" calcext:value-type="float">
            <text:p>5.97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27509677419" calcext:value-type="float">
            <text:p>5.8512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147122580645" calcext:value-type="float">
            <text:p>6.191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3368" calcext:value-type="float">
            <text:p>5.9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91690322581" calcext:value-type="float">
            <text:p>5.2099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8016" calcext:value-type="float">
            <text:p>4.9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96851612903" calcext:value-type="float">
            <text:p>5.118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65765517241" calcext:value-type="float">
            <text:p>5.14365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10864516129" calcext:value-type="float">
            <text:p>5.011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94167741936" calcext:value-type="float">
            <text:p>4.8919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3272" calcext:value-type="float">
            <text:p>5.56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62503225806" calcext:value-type="float">
            <text:p>6.2176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8992" calcext:value-type="float">
            <text:p>6.2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36825806452" calcext:value-type="float">
            <text:p>6.203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802451612903" calcext:value-type="float">
            <text:p>5.948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982" calcext:value-type="float">
            <text:p>4.9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280980645161" calcext:value-type="float">
            <text:p>4.5128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1256" calcext:value-type="float">
            <text:p>4.63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447483870968" calcext:value-type="float">
            <text:p>4.954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26114285714" calcext:value-type="float">
            <text:p>4.8652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64077419355" calcext:value-type="float">
            <text:p>4.610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51793548387" calcext:value-type="float">
            <text:p>5.139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6152" calcext:value-type="float">
            <text:p>5.8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13161290323" calcext:value-type="float">
            <text:p>5.883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5584" calcext:value-type="float">
            <text:p>6.04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859174193548" calcext:value-type="float">
            <text:p>5.668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8975483871" calcext:value-type="float">
            <text:p>5.386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6512" calcext:value-type="float">
            <text:p>4.6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3248" calcext:value-type="float">
            <text:p>4.7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88670967742" calcext:value-type="float">
            <text:p>4.906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97257142857" calcext:value-type="float">
            <text:p>4.7879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81367741935" calcext:value-type="float">
            <text:p>5.7728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571070967742" calcext:value-type="float">
            <text:p>6.165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94" calcext:value-type="float">
            <text:p>6.12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44877419355" calcext:value-type="float">
            <text:p>6.122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4752" calcext:value-type="float">
            <text:p>5.98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92825806452" calcext:value-type="float">
            <text:p>6.111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122322580645" calcext:value-type="float">
            <text:p>5.731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5528" calcext:value-type="float">
            <text:p>5.15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87483870968" calcext:value-type="float">
            <text:p>5.487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43458064516" calcext:value-type="float">
            <text:p>4.804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70571428571" calcext:value-type="float">
            <text:p>4.6667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67793548387" calcext:value-type="float">
            <text:p>4.895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8136" calcext:value-type="float">
            <text:p>5.4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807690322581" calcext:value-type="float">
            <text:p>5.728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60738461539" calcext:value-type="float">
            <text:p>4.94760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028180645161" calcext:value-type="float">
            <text:p>4.860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5288" calcext:value-type="float">
            <text:p>5.47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26735483871" calcext:value-type="float">
            <text:p>5.236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624492307692" calcext:value-type="float">
            <text:p>5.06624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769" calcext:value-type="float">
            <text:p>4.628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606" calcext:value-type="float">
            <text:p>4.46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57832258065" calcext:value-type="float">
            <text:p>4.9835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5215483871" calcext:value-type="float">
            <text:p>4.283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6536" calcext:value-type="float">
            <text:p>4.41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77058064516" calcext:value-type="float">
            <text:p>5.2067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64181818182" calcext:value-type="float">
            <text:p>4.9966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09677419355" calcext:value-type="float">
            <text:p>5.211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288" calcext:value-type="float">
            <text:p>4.4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96877419355" calcext:value-type="float">
            <text:p>4.1869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9536" calcext:value-type="float">
            <text:p>3.8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06116129032" calcext:value-type="float">
            <text:p>3.9060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38971428572" calcext:value-type="float">
            <text:p>4.42438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94514285714" calcext:value-type="float">
            <text:p>4.6229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17171428572" calcext:value-type="float">
            <text:p>4.20417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832" calcext:value-type="float">
            <text:p>5.2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62542857143" calcext:value-type="float">
            <text:p>5.7116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87819354839" calcext:value-type="float">
            <text:p>5.563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176258064516" calcext:value-type="float">
            <text:p>4.761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4056" calcext:value-type="float">
            <text:p>4.4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28129032258" calcext:value-type="float">
            <text:p>4.057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34606451613" calcext:value-type="float">
            <text:p>4.0593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29296551724" calcext:value-type="float">
            <text:p>4.65629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09470967742" calcext:value-type="float">
            <text:p>5.047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43329032258" calcext:value-type="float">
            <text:p>4.511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9808" calcext:value-type="float">
            <text:p>5.15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16077419355" calcext:value-type="float">
            <text:p>5.723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21866666667" calcext:value-type="float">
            <text:p>5.8982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9104" calcext:value-type="float">
            <text:p>4.7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4672" calcext:value-type="float">
            <text:p>4.39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64628571429" calcext:value-type="float">
            <text:p>3.8646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75085714286" calcext:value-type="float">
            <text:p>3.9937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17828571429" calcext:value-type="float">
            <text:p>5.0731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4408" calcext:value-type="float">
            <text:p>4.39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61522580645" calcext:value-type="float">
            <text:p>4.676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164" calcext:value-type="float">
            <text:p>4.48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05514285714" calcext:value-type="float">
            <text:p>4.3600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734" calcext:value-type="float">
            <text:p>4.72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2808" calcext:value-type="float">
            <text:p>5.5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50219354839" calcext:value-type="float">
            <text:p>5.603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1536" calcext:value-type="float">
            <text:p>5.36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711225806452" calcext:value-type="float">
            <text:p>4.917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97345454545" calcext:value-type="float">
            <text:p>4.70597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0336" calcext:value-type="float">
            <text:p>4.66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27793548387" calcext:value-type="float">
            <text:p>5.124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02248" calcext:value-type="float">
            <text:p>5.7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74606451613" calcext:value-type="float">
            <text:p>5.735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40828571429" calcext:value-type="float">
            <text:p>5.77040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41548387097" calcext:value-type="float">
            <text:p>5.954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57522580645" calcext:value-type="float">
            <text:p>5.880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460861538462" calcext:value-type="float">
            <text:p>5.92460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36457142857" calcext:value-type="float">
            <text:p>6.0193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836" calcext:value-type="float">
            <text:p>6.05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1" calcext:value-type="float">
            <text:p>5.8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404" calcext:value-type="float">
            <text:p>5.39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1864" calcext:value-type="float">
            <text:p>5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7244" calcext:value-type="float">
            <text:p>5.12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296" calcext:value-type="float">
            <text:p>4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476" calcext:value-type="float">
            <text:p>4.82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116" calcext:value-type="float">
            <text:p>5.1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716" calcext:value-type="float">
            <text:p>4.9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906628571429" calcext:value-type="float">
            <text:p>4.9390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3816" calcext:value-type="float">
            <text:p>5.8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96" calcext:value-type="float">
            <text:p>5.5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628" calcext:value-type="float">
            <text:p>5.0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3864" calcext:value-type="float">
            <text:p>4.7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572" calcext:value-type="float">
            <text:p>4.1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41371428571" calcext:value-type="float">
            <text:p>4.2354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2624" calcext:value-type="float">
            <text:p>5.0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44228571429" calcext:value-type="float">
            <text:p>4.8994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1012" calcext:value-type="float">
            <text:p>5.8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6788" calcext:value-type="float">
            <text:p>5.79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5" calcext:value-type="float">
            <text:p>5.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488" calcext:value-type="float">
            <text:p>5.5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4788" calcext:value-type="float">
            <text:p>5.03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172" calcext:value-type="float">
            <text:p>4.67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436" calcext:value-type="float">
            <text:p>4.37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63314285714" calcext:value-type="float">
            <text:p>4.4126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3072" calcext:value-type="float">
            <text:p>5.2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06" calcext:value-type="float">
            <text:p>5.3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740342857143" calcext:value-type="float">
            <text:p>4.6974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77142857143" calcext:value-type="float">
            <text:p>4.974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256" calcext:value-type="float">
            <text:p>5.6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064" calcext:value-type="float">
            <text:p>5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6832" calcext:value-type="float">
            <text:p>5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46171428571" calcext:value-type="float">
            <text:p>5.0004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49257142857" calcext:value-type="float">
            <text:p>5.9004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756" calcext:value-type="float">
            <text:p>5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46" calcext:value-type="float">
            <text:p>5.9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8" calcext:value-type="float">
            <text:p>5.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036" calcext:value-type="float">
            <text:p>5.36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192" calcext:value-type="float">
            <text:p>4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1" calcext:value-type="float">
            <text:p>4.7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196" calcext:value-type="float">
            <text:p>4.8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3404" calcext:value-type="float">
            <text:p>4.88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61485714286" calcext:value-type="float">
            <text:p>4.8106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5264" calcext:value-type="float">
            <text:p>4.8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67771428571" calcext:value-type="float">
            <text:p>4.8236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9" calcext:value-type="float">
            <text:p>4.9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48" calcext:value-type="float">
            <text:p>5.6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024" calcext:value-type="float">
            <text:p>5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2784" calcext:value-type="float">
            <text:p>5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984" calcext:value-type="float">
            <text:p>5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412" calcext:value-type="float">
            <text:p>4.69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7" calcext:value-type="float">
            <text:p>4.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21828571429" calcext:value-type="float">
            <text:p>4.2502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172" calcext:value-type="float">
            <text:p>4.17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312" calcext:value-type="float">
            <text:p>4.2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6976" calcext:value-type="float">
            <text:p>4.5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85028571429" calcext:value-type="float">
            <text:p>4.7348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84" calcext:value-type="float">
            <text:p>5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704" calcext:value-type="float">
            <text:p>5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104" calcext:value-type="float">
            <text:p>5.6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53" calcext:value-type="float">
            <text:p>5.5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388" calcext:value-type="float">
            <text:p>5.64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316" calcext:value-type="float">
            <text:p>4.4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72914285714" calcext:value-type="float">
            <text:p>4.4187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332" calcext:value-type="float">
            <text:p>4.43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9152" calcext:value-type="float">
            <text:p>4.4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708" calcext:value-type="float">
            <text:p>4.5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516" calcext:value-type="float">
            <text:p>5.2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" calcext:value-type="float">
            <text:p>5.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786" calcext:value-type="float">
            <text:p>5.7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92" calcext:value-type="float">
            <text:p>5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14" calcext:value-type="float">
            <text:p>4.9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6" calcext:value-type="float">
            <text:p>4.0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14285714286" calcext:value-type="float">
            <text:p>3.7011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94" calcext:value-type="float">
            <text:p>3.7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68" calcext:value-type="float">
            <text:p>4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0912" calcext:value-type="float">
            <text:p>4.3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63657142857" calcext:value-type="float">
            <text:p>4.3856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3832" calcext:value-type="float">
            <text:p>4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812" calcext:value-type="float">
            <text:p>4.9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124" calcext:value-type="float">
            <text:p>5.4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684" calcext:value-type="float">
            <text:p>5.21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0528" calcext:value-type="float">
            <text:p>5.2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252" calcext:value-type="float">
            <text:p>5.3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72457142857" calcext:value-type="float">
            <text:p>4.7087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604" calcext:value-type="float">
            <text:p>4.70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296" calcext:value-type="float">
            <text:p>4.7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836" calcext:value-type="float">
            <text:p>5.03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0048" calcext:value-type="float">
            <text:p>5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34" calcext:value-type="float">
            <text:p>5.5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644" calcext:value-type="float">
            <text:p>5.9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2188" calcext:value-type="float">
            <text:p>5.82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996" calcext:value-type="float">
            <text:p>5.3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0396" calcext:value-type="float">
            <text:p>5.20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21485714286" calcext:value-type="float">
            <text:p>5.0392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488" calcext:value-type="float">
            <text:p>4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366" calcext:value-type="float">
            <text:p>5.15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1204" calcext:value-type="float">
            <text:p>5.0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28" calcext:value-type="float">
            <text:p>4.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536" calcext:value-type="float">
            <text:p>4.7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7336" calcext:value-type="float">
            <text:p>4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116" calcext:value-type="float">
            <text:p>5.24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608" calcext:value-type="float">
            <text:p>5.7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604" calcext:value-type="float">
            <text:p>5.5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196114285714" calcext:value-type="float">
            <text:p>5.1319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9516" calcext:value-type="float">
            <text:p>4.5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164" calcext:value-type="float">
            <text:p>4.3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828" calcext:value-type="float">
            <text:p>4.5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136" calcext:value-type="float">
            <text:p>5.0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996" calcext:value-type="float">
            <text:p>5.55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912" calcext:value-type="float">
            <text:p>5.5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992" calcext:value-type="float">
            <text:p>5.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24" calcext:value-type="float">
            <text:p>5.8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0492" calcext:value-type="float">
            <text:p>5.4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28342857143" calcext:value-type="float">
            <text:p>4.8802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168" calcext:value-type="float">
            <text:p>4.9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48" calcext:value-type="float">
            <text:p>4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836" calcext:value-type="float">
            <text:p>4.4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7" calcext:value-type="float">
            <text:p>4.9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712" calcext:value-type="float">
            <text:p>4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188" calcext:value-type="float">
            <text:p>4.80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06" calcext:value-type="float">
            <text:p>5.17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268" calcext:value-type="float">
            <text:p>5.82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884" calcext:value-type="float">
            <text:p>5.9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676" calcext:value-type="float">
            <text:p>5.91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848" calcext:value-type="float">
            <text:p>5.0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972" calcext:value-type="float">
            <text:p>4.47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0856" calcext:value-type="float">
            <text:p>5.0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98" calcext:value-type="float">
            <text:p>4.7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0452" calcext:value-type="float">
            <text:p>5.1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324" calcext:value-type="float">
            <text:p>4.6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708" calcext:value-type="float">
            <text:p>5.79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0496" calcext:value-type="float">
            <text:p>6.0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66742857143" calcext:value-type="float">
            <text:p>5.6666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212" calcext:value-type="float">
            <text:p>5.1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2268" calcext:value-type="float">
            <text:p>5.1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6348" calcext:value-type="float">
            <text:p>4.81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1" calcext:value-type="float">
            <text:p>5.1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676" calcext:value-type="float">
            <text:p>5.15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8392" calcext:value-type="float">
            <text:p>5.1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568" calcext:value-type="float">
            <text:p>5.1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0884" calcext:value-type="float">
            <text:p>5.04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6176" calcext:value-type="float">
            <text:p>5.7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8" calcext:value-type="float">
            <text:p>5.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30285714286" calcext:value-type="float">
            <text:p>5.7433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144" calcext:value-type="float">
            <text:p>5.4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212" calcext:value-type="float">
            <text:p>4.99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676" calcext:value-type="float">
            <text:p>4.2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1476" calcext:value-type="float">
            <text:p>4.9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476" calcext:value-type="float">
            <text:p>5.07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216" calcext:value-type="float">
            <text:p>5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14" calcext:value-type="float">
            <text:p>5.0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384" calcext:value-type="float">
            <text:p>5.8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872" calcext:value-type="float">
            <text:p>5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452" calcext:value-type="float">
            <text:p>5.64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19771428571" calcext:value-type="float">
            <text:p>5.9361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114" calcext:value-type="float">
            <text:p>5.3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388" calcext:value-type="float">
            <text:p>5.0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744" calcext:value-type="float">
            <text:p>4.9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832" calcext:value-type="float">
            <text:p>4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236" calcext:value-type="float">
            <text:p>5.06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6284" calcext:value-type="float">
            <text:p>5.06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5772" calcext:value-type="float">
            <text:p>5.7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164" calcext:value-type="float">
            <text:p>6.2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432" calcext:value-type="float">
            <text:p>6.2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94" calcext:value-type="float">
            <text:p>6.2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06057142857" calcext:value-type="float">
            <text:p>6.2540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748" calcext:value-type="float">
            <text:p>5.73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5512" calcext:value-type="float">
            <text:p>4.9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552" calcext:value-type="float">
            <text:p>4.5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692" calcext:value-type="float">
            <text:p>5.5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2048" calcext:value-type="float">
            <text:p>5.9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60342857143" calcext:value-type="float">
            <text:p>5.9166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0492" calcext:value-type="float">
            <text:p>5.4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7" calcext:value-type="float">
            <text:p>5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976" calcext:value-type="float">
            <text:p>5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384" calcext:value-type="float">
            <text:p>5.8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84" calcext:value-type="float">
            <text:p>5.7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512" calcext:value-type="float">
            <text:p>5.8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996" calcext:value-type="float">
            <text:p>5.80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11428571429" calcext:value-type="float">
            <text:p>5.7041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648" calcext:value-type="float">
            <text:p>5.6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4" calcext:value-type="float">
            <text:p>5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548" calcext:value-type="float">
            <text:p>5.5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68" calcext:value-type="float">
            <text:p>4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528" calcext:value-type="float">
            <text:p>4.3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184" calcext:value-type="float">
            <text:p>4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308" calcext:value-type="float">
            <text:p>4.7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636" calcext:value-type="float">
            <text:p>4.96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53142857143" calcext:value-type="float">
            <text:p>5.7215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4812" calcext:value-type="float">
            <text:p>5.7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96" calcext:value-type="float">
            <text:p>5.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96" calcext:value-type="float">
            <text:p>4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756" calcext:value-type="float">
            <text:p>4.1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86" calcext:value-type="float">
            <text:p>4.34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852" calcext:value-type="float">
            <text:p>5.03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34" calcext:value-type="float">
            <text:p>5.26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3556" calcext:value-type="float">
            <text:p>5.08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4736" calcext:value-type="float">
            <text:p>5.6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80228571429" calcext:value-type="float">
            <text:p>5.8748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8924" calcext:value-type="float">
            <text:p>5.8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3372" calcext:value-type="float">
            <text:p>5.6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72" calcext:value-type="float">
            <text:p>5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124" calcext:value-type="float">
            <text:p>4.92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572" calcext:value-type="float">
            <text:p>4.5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448" calcext:value-type="float">
            <text:p>4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824" calcext:value-type="float">
            <text:p>4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584" calcext:value-type="float">
            <text:p>4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548" calcext:value-type="float">
            <text:p>4.89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59657142857" calcext:value-type="float">
            <text:p>5.2085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328" calcext:value-type="float">
            <text:p>5.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028" calcext:value-type="float">
            <text:p>5.5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94" calcext:value-type="float">
            <text:p>5.86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596" calcext:value-type="float">
            <text:p>5.40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516" calcext:value-type="float">
            <text:p>5.01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302" calcext:value-type="float">
            <text:p>5.1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332" calcext:value-type="float">
            <text:p>4.9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07542857143" calcext:value-type="float">
            <text:p>4.7400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1248" calcext:value-type="float">
            <text:p>4.6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972" calcext:value-type="float">
            <text:p>5.1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5628" calcext:value-type="float">
            <text:p>5.4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7304" calcext:value-type="float">
            <text:p>5.6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8328" calcext:value-type="float">
            <text:p>5.4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836" calcext:value-type="float">
            <text:p>4.7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564" calcext:value-type="float">
            <text:p>4.63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0908" calcext:value-type="float">
            <text:p>4.47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564" calcext:value-type="float">
            <text:p>4.38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76914285714" calcext:value-type="float">
            <text:p>4.3577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8688" calcext:value-type="float">
            <text:p>4.8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16571428571" calcext:value-type="float">
            <text:p>4.5371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8776" calcext:value-type="float">
            <text:p>4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872" calcext:value-type="float">
            <text:p>5.1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68" calcext:value-type="float">
            <text:p>4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388" calcext:value-type="float">
            <text:p>4.37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488" calcext:value-type="float">
            <text:p>4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72457142857" calcext:value-type="float">
            <text:p>4.7087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0384" calcext:value-type="float">
            <text:p>4.8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948" calcext:value-type="float">
            <text:p>5.42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1125089445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62" meta:object-count="0"/>
    <meta:user-defined meta:name="AppVersion">3.0</meta:user-defined>
  </office:meta>
</office:document-meta>
</file>